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officeooo:rsid="00433467" officeooo:paragraph-rsid="00433467" style:font-size-asian="12pt" style:font-size-complex="12pt"/>
    </style:style>
    <style:style style:name="P2" style:family="paragraph" style:parent-style-name="Standard">
      <style:text-properties style:text-line-through-style="none" style:text-line-through-type="none" style:font-name="DejaVu Sans Condensed" fo:font-size="12pt" officeooo:rsid="00433467" officeooo:paragraph-rsid="003792e8" style:font-size-asian="12pt" style:font-size-complex="12pt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normal" officeooo:rsid="00392ee3" officeooo:paragraph-rsid="0044d7a1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style="italic" fo:font-weight="normal" officeooo:rsid="004ce45c" officeooo:paragraph-rsid="004ce45c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style:font-name="DejaVu Sans Condensed" officeooo:rsid="00433467" officeooo:paragraph-rsid="00433467"/>
    </style:style>
    <style:style style:name="P6" style:family="paragraph" style:parent-style-name="Standard">
      <style:text-properties fo:font-size="12pt" fo:font-weight="normal" officeooo:paragraph-rsid="0044d7a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4ce45c"/>
    </style:style>
    <style:style style:name="P8" style:family="paragraph" style:parent-style-name="Standard">
      <style:text-properties fo:font-style="italic" officeooo:rsid="004ce45c" officeooo:paragraph-rsid="004ce45c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officeooo:paragraph-rsid="00608fd4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8fd4" officeooo:paragraph-rsid="00608fd4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8fd4" officeooo:paragraph-rsid="0062819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" fo:font-size="12pt" fo:font-style="normal" fo:font-weight="normal" officeooo:rsid="004ce45c" officeooo:paragraph-rsid="004ce45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4ce45c" officeooo:paragraph-rsid="004ce45c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4ce45c" officeooo:paragraph-rsid="004ce45c" style:font-size-asian="12pt" style:font-weight-asian="normal" style:font-size-complex="12pt" style:font-weight-complex="normal"/>
    </style:style>
    <style:style style:name="P15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4ce45c" officeooo:paragraph-rsid="004ce45c" style:font-size-asian="12pt" style:font-weight-asian="normal" style:font-size-complex="12pt" style:font-weight-complex="normal"/>
    </style:style>
    <style:style style:name="P16" style:family="paragraph" style:parent-style-name="Standard" style:list-style-name="L9">
      <style:text-properties style:text-line-through-style="none" style:text-line-through-type="none" style:font-name="DejaVu Sans Condensed" fo:font-size="12pt" fo:font-weight="normal" officeooo:rsid="004ce45c" officeooo:paragraph-rsid="004ce45c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officeooo:paragraph-rsid="004ce45c"/>
    </style:style>
    <style:style style:name="P18" style:family="paragraph" style:parent-style-name="Standard" style:list-style-name="L3">
      <style:text-properties officeooo:rsid="004ce45c" officeooo:paragraph-rsid="004ce45c"/>
    </style:style>
    <style:style style:name="P19" style:family="paragraph" style:parent-style-name="Standard" style:list-style-name="L6">
      <style:text-properties officeooo:rsid="004ce45c" officeooo:paragraph-rsid="004ce45c"/>
    </style:style>
    <style:style style:name="P20" style:family="paragraph" style:parent-style-name="Standard" style:list-style-name="L9">
      <style:text-properties officeooo:rsid="004ce45c" officeooo:paragraph-rsid="004ce45c"/>
    </style:style>
    <style:style style:name="P21" style:family="paragraph" style:parent-style-name="Standard" style:list-style-name="L5">
      <style:text-properties officeooo:paragraph-rsid="004ce45c"/>
    </style:style>
    <style:style style:name="P22" style:family="paragraph" style:parent-style-name="Standard" style:list-style-name="L8">
      <style:text-properties officeooo:paragraph-rsid="004ce45c"/>
    </style:style>
    <style:style style:name="P23" style:family="paragraph" style:parent-style-name="Standard" style:list-style-name="L9">
      <style:text-properties officeooo:paragraph-rsid="004ce45c"/>
    </style:style>
    <style:style style:name="P24" style:family="paragraph" style:parent-style-name="Standard" style:list-style-name="L9">
      <style:text-properties officeooo:rsid="005824b8" officeooo:paragraph-rsid="005824b8"/>
    </style:style>
    <style:style style:name="P25" style:family="paragraph" style:parent-style-name="Standard" style:list-style-name="L10">
      <style:text-properties style:text-line-through-style="solid" style:text-line-through-type="single" style:font-name="DejaVu Sans Condensed" officeooo:paragraph-rsid="0048ef34"/>
    </style:style>
    <style:style style:name="P26" style:family="paragraph" style:parent-style-name="Standard" style:list-style-name="L10">
      <style:text-properties style:text-line-through-style="solid" style:text-line-through-type="single" style:font-name="DejaVu Sans Condensed" officeooo:rsid="00433467" officeooo:paragraph-rsid="00433467"/>
    </style:style>
    <style:style style:name="P27" style:family="paragraph" style:parent-style-name="Standard" style:list-style-name="L10">
      <style:text-properties style:text-line-through-style="solid" style:text-line-through-type="single" style:font-name="DejaVu Sans Condensed" fo:font-size="12pt" officeooo:rsid="00433467" officeooo:paragraph-rsid="00433467" style:font-size-asian="12pt" style:font-size-complex="12pt"/>
    </style:style>
    <style:style style:name="P28" style:family="paragraph" style:parent-style-name="Standard" style:list-style-name="L11">
      <style:text-properties style:text-line-through-style="solid" style:text-line-through-type="single" style:font-name="DejaVu Sans Condensed" fo:font-size="12pt" officeooo:rsid="00433467" officeooo:paragraph-rsid="00433467" style:font-size-asian="12pt" style:font-size-complex="12pt"/>
    </style:style>
    <style:style style:name="P29" style:family="paragraph" style:parent-style-name="Standard" style:list-style-name="L12">
      <style:text-properties style:text-line-through-style="solid" style:text-line-through-type="single" style:font-name="DejaVu Sans Condensed" fo:font-size="12pt" officeooo:rsid="00433467" officeooo:paragraph-rsid="00433467" style:font-size-asian="12pt" style:font-size-complex="12pt"/>
    </style:style>
    <style:style style:name="P30" style:family="paragraph" style:parent-style-name="Standard" style:list-style-name="L13">
      <style:text-properties style:text-line-through-style="solid" style:text-line-through-type="single" style:font-name="DejaVu Sans Condensed" fo:font-size="12pt" officeooo:rsid="00433467" officeooo:paragraph-rsid="00433467" style:font-size-asian="12pt" style:font-size-complex="12pt"/>
    </style:style>
    <style:style style:name="P31" style:family="paragraph" style:parent-style-name="Standard" style:list-style-name="L10">
      <style:text-properties style:text-line-through-style="solid" style:text-line-through-type="single" style:font-name="DejaVu Sans Condensed" fo:font-size="12pt" officeooo:rsid="0053bce1" officeooo:paragraph-rsid="0053bce1" style:font-size-asian="12pt" style:font-size-complex="12pt"/>
    </style:style>
    <style:style style:name="P32" style:family="paragraph" style:parent-style-name="Standard" style:list-style-name="L10">
      <style:text-properties style:text-line-through-style="solid" style:text-line-through-type="single" style:font-name="DejaVu Sans Condensed" fo:font-size="12pt" officeooo:rsid="0044d7a1" officeooo:paragraph-rsid="0044d7a1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officeooo:paragraph-rsid="0019eb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4d9d" style:font-weight-asian="bold" style:font-weight-complex="bold"/>
    </style:style>
    <style:style style:name="T3" style:family="text">
      <style:text-properties fo:font-weight="bold" officeooo:rsid="001bf317" style:font-weight-asian="bold" style:font-weight-complex="bold"/>
    </style:style>
    <style:style style:name="T4" style:family="text">
      <style:text-properties fo:font-weight="bold" officeooo:rsid="0019eb27" style:font-weight-asian="bold" style:font-weight-complex="bold"/>
    </style:style>
    <style:style style:name="T5" style:family="text">
      <style:text-properties fo:font-weight="bold" officeooo:rsid="0048ef34" style:font-weight-asian="bold" style:font-weight-complex="bold"/>
    </style:style>
    <style:style style:name="T6" style:family="text">
      <style:text-properties fo:font-weight="bold" officeooo:rsid="005a1ed0" style:font-weight-asian="bold" style:font-weight-complex="bold"/>
    </style:style>
    <style:style style:name="T7" style:family="text">
      <style:text-properties fo:font-weight="bold" officeooo:rsid="005ca800" style:font-weight-asian="bold" style:font-weight-complex="bold"/>
    </style:style>
    <style:style style:name="T8" style:family="text">
      <style:text-properties fo:font-weight="bold" officeooo:rsid="00604919" style:font-weight-asian="bold" style:font-weight-complex="bold"/>
    </style:style>
    <style:style style:name="T9" style:family="text">
      <style:text-properties fo:font-weight="bold" officeooo:rsid="00608fd4" style:font-weight-asian="bold" style:font-weight-complex="bold"/>
    </style:style>
    <style:style style:name="T10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size="12pt" fo:font-weight="bold" officeooo:rsid="0048ef34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bold" officeooo:rsid="004af2ec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bold" officeooo:rsid="004ce45c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5e705b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ce45c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63a05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67adc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3346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8fcc3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5b77d8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608fd4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461191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ca800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a1ed0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604919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60e691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615068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48ef34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4ce45c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5b77d8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5b8798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style="italic" fo:font-weight="normal" officeooo:rsid="004ce45c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style="italic" fo:font-weight="normal" officeooo:rsid="004ce45c" style:font-name-asian="NSimSun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9" style:family="text">
      <style:text-properties style:text-line-through-style="none" style:text-line-through-type="none" style:font-name="DejaVu Sans Condensed1" fo:font-size="12pt" fo:font-weight="normal" style:font-name-asian="DejaVu Sans Condensed1" style:font-size-asian="12pt" style:font-weight-asian="normal" style:font-name-complex="DejaVu Sans Condensed1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1" fo:font-size="12pt" fo:font-style="italic" fo:font-weight="normal" officeooo:rsid="004ce45c" style:font-name-asian="DejaVu Sans Condensed1" style:font-size-asian="12pt" style:font-style-asian="italic" style:font-weight-asian="normal" style:font-name-complex="DejaVu Sans Condensed1" style:font-size-complex="12pt" style:font-style-complex="italic" style:font-weight-complex="normal"/>
    </style:style>
    <style:style style:name="T41" style:family="text">
      <style:text-properties officeooo:rsid="00425ae3"/>
    </style:style>
    <style:style style:name="T42" style:family="text">
      <style:text-properties officeooo:rsid="0048ef34"/>
    </style:style>
    <style:style style:name="T43" style:family="text">
      <style:text-properties officeooo:rsid="004f0a64"/>
    </style:style>
    <style:style style:name="T44" style:family="text">
      <style:text-properties fo:font-size="12pt" fo:font-weight="bold" officeooo:rsid="0048ef34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433467" style:font-size-asian="12pt" style:font-weight-asian="bold" style:font-size-complex="12pt" style:font-weight-complex="bold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officeooo:rsid="00425ae3" style:font-size-asian="12pt" style:font-size-complex="12pt"/>
    </style:style>
    <style:style style:name="T48" style:family="text">
      <style:text-properties fo:font-size="12pt" officeooo:rsid="00433467" style:font-size-asian="12pt" style:font-size-complex="12pt"/>
    </style:style>
    <style:style style:name="T49" style:family="text">
      <style:text-properties fo:font-size="12pt" officeooo:rsid="004af8a3" style:font-size-asian="12pt" style:font-size-complex="12pt"/>
    </style:style>
    <style:style style:name="T50" style:family="text">
      <style:text-properties officeooo:rsid="0060e691"/>
    </style:style>
    <style:style style:name="T51" style:family="text">
      <style:text-properties officeooo:rsid="00615068"/>
    </style:style>
    <style:style style:name="T52" style:family="text">
      <style:text-properties officeooo:rsid="006281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25">5</text:span><text:span text:style-name="T26">0</text:span><text:span text:style-name="T27">4</text:span><text:span text:style-name="T28"> - </text:span><text:span text:style-name="T29">A/G </text:span><text:span text:style-name="T30">-</text:span><text:span text:style-name="T24"> ATGM</text:span><text:span text:style-name="T22">s</text:span></text:p>
      <text:p text:style-name="P2"/>
      <text:p text:style-name="P9"><text:span text:style-name="T23">9K144 </text:span><text:span text:style-name="T24">Shturm (AT-6 Spiral)</text:span><text:span text:style-name="T19"> -- </text:span><text:span text:style-name="T20">Max range ~5.5 km</text:span><text:span text:style-name="T31">/</text:span><text:span text:style-name="T22">2.7 nmi</text:span><text:span text:style-name="T31">/</text:span><text:span text:style-name="T20">3.</text:span><text:span text:style-name="T22">1</text:span><text:span text:style-name="T20"> mi</text:span></text:p>
      <text:p text:style-name="P9"><text:span text:style-name="T20">9</text:span><text:span text:style-name="T22">M120 Ataka (AT-9 Spiral-2) -- Max range ~6</text:span><text:span text:style-name="T31">.0</text:span><text:span text:style-name="T22"> km</text:span><text:span text:style-name="T31">/</text:span><text:span text:style-name="T22">3.2 nmi</text:span><text:span text:style-name="T31">/</text:span><text:span text:style-name="T22">3.7 mi)</text:span></text:p>
      <text:list xml:id="list3768057172" text:style-name="L1">
        <text:list-item>
          <text:p text:style-name="P10">9M120 -- Tandem HEAT warhead</text:p>
        </text:list-item>
        <text:list-item>
          <text:p text:style-name="P10">9M120F -- HE warhead</text:p>
        </text:list-item>
        <text:list-item>
          <text:p text:style-name="P11">9M120O -- A/A <text:span text:style-name="T51">expanding rod warhead</text:span><text:span text:style-name="T52"> and </text:span>proximity fuze (4 meters)</text:p>
        </text:list-item>
      </text:list>
      <text:p text:style-name="P2"/>
      <text:p text:style-name="P7"><text:span text:style-name="T16">Petrovich attack with </text:span><text:span text:style-name="T19">9K114 Shturm </text:span><text:span text:style-name="T22">or 9M120 Ataka</text:span><text:span text:style-name="T19"> ATGM</text:span></text:p>
      <text:p text:style-name="P4">All steps done from back seat</text:p>
      <text:list xml:id="list1148601494" text:style-name="L2">
        <text:list-item>
          <text:p text:style-name="P12"><text:span text:style-name="T5">Select Weapon</text:span><text:span text:style-name="T41"> knob ... </text:span><text:span text:style-name="T1">MSL/OFF</text:span><text:span text:style-name="T41"> </text:span>(slaves floating reticle to ATGM sight) <text:span text:style-name="T42">(center console)</text:span></text:p>
        </text:list-item>
      </text:list>
      <text:p text:style-name="P4">Hasty attack on target directly ahead:</text:p>
      <text:list xml:id="list1355139931" text:style-name="L3">
        <text:list-item>
          <text:p text:style-name="P17"><text:span text:style-name="T33">Press </text:span><text:span text:style-name="T17">Gray Reset Hat forward</text:span><text:span text:style-name="T34"> </text:span><text:span text:style-name="T33">to </text:span><text:span text:style-name="T34">tell Petrovich to scan for a target within the gunsight glass area.</text:span></text:p>
        </text:list-item>
      </text:list>
      <text:list xml:id="list2068391369" text:style-name="L4">
        <text:list-item>
          <text:list>
            <text:list-item>
              <text:p text:style-name="P13">5-7 seconds to activate sight gyros, then floating reticle should move around as Petrovich searches.</text:p>
            </text:list-item>
          </text:list>
        </text:list-item>
      </text:list>
      <text:list xml:id="list102107807185369" text:continue-list="list1355139931" text:style-name="L3">
        <text:list-item>
          <text:p text:style-name="P18"><text:span text:style-name="T32">If multiple targets found, </text:span><text:span text:style-name="T15">menu will appear in lower left</text:span><text:span text:style-name="T32">. <text:s/>Use </text:span><text:span text:style-name="T15">Trim Hat up/down</text:span><text:span text:style-name="T32"> to select a target, </text:span><text:span text:style-name="T15">Trim Hat right</text:span><text:span text:style-name="T32"> to select.</text:span></text:p>
        </text:list-item>
      </text:list>
      <text:list xml:id="list2009582290" text:style-name="L5">
        <text:list-item>
          <text:list>
            <text:list-item>
              <text:p text:style-name="P21"><text:span text:style-name="T34">To do a new search, select any target with </text:span><text:span text:style-name="T16">Trim Hat right</text:span><text:span text:style-name="T34">, then press </text:span><text:span text:style-name="T18">Gray Reset Hat forward</text:span><text:span text:style-name="T34"> again.</text:span></text:p>
            </text:list-item>
          </text:list>
        </text:list-item>
      </text:list>
      <text:p text:style-name="P7"><text:span text:style-name="T37">Search for targets in a specif</text:span><text:span text:style-name="T40">‌</text:span><text:span text:style-name="T38">ic</text:span><text:span text:style-name="T37"> direction:</text:span></text:p>
      <text:list xml:id="list2142029142" text:style-name="L6">
        <text:list-item>
          <text:p text:style-name="P14">Press <text:span text:style-name="T1">Trim Hat press</text:span> to bring up Petrovich reticle <text:span text:style-name="T43">(boxes around numbers will be green if weapons are ready)</text:span>, look where you want Petrovich to search and press <text:span text:style-name="T1">Trim Hat up short</text:span>.</text:p>
        </text:list-item>
      </text:list>
      <text:list xml:id="list3072846099" text:style-name="L7">
        <text:list-item>
          <text:list>
            <text:list-item>
              <text:p text:style-name="P15">5-7 seconds to activate sight gyros, then floating reticle should move around as Petrovich searches.</text:p>
            </text:list-item>
          </text:list>
        </text:list-item>
      </text:list>
      <text:list xml:id="list102107091719140" text:continue-list="list2142029142" text:style-name="L6">
        <text:list-item>
          <text:p text:style-name="P19"><text:span text:style-name="T32">If multiple targets found, </text:span><text:span text:style-name="T15">menu will appear in lower left</text:span><text:span text:style-name="T32">. <text:s/>Use </text:span><text:span text:style-name="T15">Trim Hat up/down</text:span><text:span text:style-name="T32"> to select a target, </text:span><text:span text:style-name="T15">Trim Hat right</text:span><text:span text:style-name="T32"> to select.</text:span></text:p>
        </text:list-item>
      </text:list>
      <text:list xml:id="list3523020062" text:style-name="L8">
        <text:list-item>
          <text:list>
            <text:list-item>
              <text:p text:style-name="P22"><text:span text:style-name="T34">To do a new search, select any target with </text:span><text:span text:style-name="T16">Trim Hat right</text:span><text:span text:style-name="T34">, then press </text:span><text:span text:style-name="T16">Trim Hat up short</text:span><text:span text:style-name="T34"> again.</text:span></text:p>
            </text:list-item>
          </text:list>
        </text:list-item>
      </text:list>
      <text:p text:style-name="P8"><text:span text:style-name="T32">Once a target is designated, get in parameters and f</text:span><text:span text:style-name="T39">‌</text:span><text:span text:style-name="T32">ire:</text:span></text:p>
      <text:list xml:id="list3728445295" text:style-name="L9">
        <text:list-item>
          <text:p text:style-name="P16">When floating reticle has locked on target, fly to put it inside the center ring of the fixed reticle.</text:p>
        </text:list-item>
        <text:list-item>
          <text:p text:style-name="P20"><text:span text:style-name="T35">Petrovich will report when in range. <text:s/>P</text:span><text:span text:style-name="T32">ress </text:span><text:span text:style-name="T15">Trigger</text:span><text:span text:style-name="T32"> to authorize launch.</text:span></text:p>
          <text:list>
            <text:list-item>
              <text:p text:style-name="P23"><text:span text:style-name="T34">Once weapons are activated, </text:span><text:span text:style-name="T16">Trim Hat up long</text:span><text:span text:style-name="T34"> toggles Petrovich ROE between Weapons Hold (authorize firing with trigger) and Weapons Free (Petrovich fires automatically as soon as within launch parameters)</text:span></text:p>
            </text:list-item>
          </text:list>
        </text:list-item>
        <text:list-item>
          <text:p text:style-name="P24"><text:span text:style-name="T34">B</text:span><text:span text:style-name="T32">efore taking evasive action, </text:span><text:span text:style-name="T35">it's a good idea to press </text:span><text:span text:style-name="T21">Trim Hat down</text:span><text:span text:style-name="T35"> to tell Petrovich to deactiv</text:span><text:span text:style-name="T36">ate</text:span><text:span text:style-name="T35"> the Shturm sight to </text:span><text:span text:style-name="T32">protect </text:span><text:span text:style-name="T35">the </text:span><text:span text:style-name="T32">gyros</text:span><text:span text:style-name="T35"> (although he should do it automatically when your bank is &gt; 20 deg).</text:span></text:p>
        </text:list-item>
      </text:list>
      <text:p text:style-name="P1"/>
      <text:p text:style-name="P5"><text:span text:style-name="T13">Manual attack with </text:span><text:span text:style-name="T10">9K114 Shturm </text:span><text:span text:style-name="T14">(</text:span><text:span text:style-name="T10">AT-6 Spiral</text:span><text:span text:style-name="T14">)</text:span><text:span text:style-name="T10"> ATGM</text:span><text:span text:style-name="T11"> -- </text:span><text:span text:style-name="T12">WIP...</text:span></text:p>
      <text:list xml:id="list718987824" text:style-name="L10">
        <text:list-item>
          <text:p text:style-name="P25"><text:span text:style-name="T44">Select Weapon</text:span><text:span text:style-name="T47"> knob ... </text:span><text:span text:style-name="T45">OFF/MSL</text:span><text:span text:style-name="T48"> </text:span><text:span text:style-name="T49">(slaves floating reticle to ATGM scope LOS)</text:span></text:p>
        </text:list-item>
        <text:list-item>
          <text:p text:style-name="P26"><text:span text:style-name="T47">M</text:span><text:span text:style-name="T46">ISSILE POWER switch ... ON (front seat)</text:span></text:p>
        </text:list-item>
        <text:list-item>
          <text:p text:style-name="P27">ATGM sight power and guidance unit panel ... ON??</text:p>
        </text:list-item>
      </text:list>
      <text:list xml:id="list82872163" text:style-name="L11">
        <text:list-item>
          <text:list>
            <text:list-item>
              <text:p text:style-name="P28">Takes 3-4 minutes to warm up, READNS and READY lights will go on when ready.</text:p>
            </text:list-item>
          </text:list>
        </text:list-item>
      </text:list>
      <text:list xml:id="list102107257261933" text:continue-list="list718987824" text:style-name="L10">
        <text:list-item>
          <text:p text:style-name="P27">OBSERV switch ... ON (turns on sight stabilization gyros and opens sight doors)</text:p>
        </text:list-item>
      </text:list>
      <text:list xml:id="list922968009" text:style-name="L12">
        <text:list-item>
          <text:list>
            <text:list-item>
              <text:p text:style-name="P29">L3 light will start blinking, L4 light will go in in 10-15 seconds, sight is now ready and can be moved.</text:p>
            </text:list-item>
          </text:list>
        </text:list-item>
      </text:list>
      <text:list xml:id="list102108660774002" text:continue-list="list102107257261933" text:style-name="L10">
        <text:list-item>
          <text:p text:style-name="P26"><text:span text:style-name="T47">M</text:span><text:span text:style-name="T46">issile station select knob ... As needed to select pylon</text:span></text:p>
        </text:list-item>
      </text:list>
      <text:list xml:id="list3326754444" text:style-name="L13">
        <text:list-item>
          <text:list>
            <text:list-item>
              <text:p text:style-name="P30">From pilot's perspective, ATGM tubes are numbered: 1, 2, 5, 6, 7, 8, 3, 4</text:p>
            </text:list-item>
            <text:list-item>
              <text:p text:style-name="P30">MSL ON LNCHR light will illuminate if selected tube is loaded</text:p>
            </text:list-item>
          </text:list>
        </text:list-item>
      </text:list>
      <text:list xml:id="list102107385528458" text:continue-list="list102108660774002" text:style-name="L10">
        <text:list-item>
          <text:p text:style-name="P27"><text:span text:style-name="T41">L</text:span>ook through sight and acquire target.</text:p>
          <text:list>
            <text:list-item>
              <text:p text:style-name="P31">Middle Finger Hat left/right to zoom.</text:p>
            </text:list-item>
            <text:list-item>
              <text:p text:style-name="P31">Trim Hat up to tell Petrovich pilot to fly at target.</text:p>
            </text:list-item>
          </text:list>
        </text:list-item>
        <text:list-item>
          <text:p text:style-name="P32">Pilot maneuvers helicopter to put floating reticle inside the inner ring of the fixed reticle.</text:p>
          <text:list>
            <text:list-item>
              <text:p text:style-name="P32">Red light and continuous tone will sound indicating within launch parameters.</text:p>
            </text:list-item>
          </text:list>
        </text:list-item>
        <text:list-item>
          <text:p text:style-name="P32">Fire missile with...?? <text:s/>Launches after 0.9 sec delay.</text:p>
        </text:list-item>
        <text:list-item>
          <text:p text:style-name="P32">Radiation Reset button ... Press to reset guidance command radio for next missile</text:p>
        </text:list-item>
        <text:list-item>
          <text:p text:style-name="P32">IMPORTANT: Turn off OBSERV switch before maneuvering more than 25 deg pitch or bank to prevent gyro malfunction.</text:p>
        </text:list-item>
      </text:list>
      <text:p text:style-name="P3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0-20T10:21:06.546000000</dc:date>
    <meta:editing-duration>PT11H22M45S</meta:editing-duration>
    <meta:editing-cycles>6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2" meta:word-count="604" meta:character-count="3345" meta:non-whitespace-character-count="2812"/>
  </office:meta>
</office:document-meta>
</file>